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8 : Respecter les </text:span></text:p>
          <text:p text:style-name="P1"><text:span text:style-name="T1">Normes en vigu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5.7cm">
          <text:p text:style-name="P3"><text:span text:style-name="T2">FT16 : Respecter les normes </text:span></text:p>
          <text:p text:style-name="P3"><text:span text:style-name="T2">En vigueur (dans ce domaine, </text:span></text:p>
          <text:p text:style-name="P3"><text:span text:style-name="T2">Pour la Franc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5.7cm">
          <text:p text:style-name="P3"><text:span text:style-name="T2">Respecter les normes</text:span></text:p>
          <text:p text:style-name="P3"><text:span text:style-name="T2"><text:s/></text:span><text:span text:style-name="T2">en vigueu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9:07:17.172000024</dc:date>
    <meta:editing-duration>PT27M30S</meta:editing-duration>
    <meta:editing-cycles>5</meta:editing-cycles>
    <meta:generator>LibreOffice/5.1.4.2$Linux_X86_64 LibreOffice_project/10m0$Build-2</meta:generator>
    <meta:document-statistic meta:object-count="5"/>
  </office:meta>
</office:document-meta>
</file>